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6.53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9.1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ébut</text:p>
          </table:table-cell>
          <table:table-cell table:style-name="ce2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</text:p>
          </table:table-cell>
          <table:table-cell table:style-name="ce2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face minimale</text:p>
          </table:table-cell>
          <table:table-cell table:style-name="ce2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éalisation noyau minimal fonctionnel</text:p>
          </table:table-cell>
          <table:table-cell table:style-name="ce2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fonctionnalités</text:p>
          </table:table-cell>
          <table:table-cell table:style-name="ce2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sin à main levée méridienne</text:p>
          </table:table-cell>
          <table:table-cell table:style-name="ce2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données</text:p>
          </table:table-cell>
          <table:table-cell table:style-name="ce2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élioration IHM</text:p>
          </table:table-cell>
          <table:table-cell table:style-name="ce2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out des courbes par l'utilisateur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cumentation, Aide utilisateur et tests</text:p>
          </table:table-cell>
          <table:table-cell table:style-name="ce2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5:09:23.65785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2-03T15:16:19.614300441</dc:date>
    <meta:editing-duration>PT2H4M44S</meta:editing-duration>
    <meta:editing-cycles>19</meta:editing-cycles>
    <meta:generator>LibreOffice/4.1.5.3$Linux_X86_64 LibreOffice_project/1c1366bba2ba2b554cd2ca4d87c06da81c05d24</meta:gener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